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90000002AB9BBBC101E03F99E.png" manifest:media-type="image/png"/>
  <manifest:file-entry manifest:full-path="Pictures/100008490000078800000457088A3AE1ACF79B3F.svg" manifest:media-type="image/svg+xml"/>
  <manifest:file-entry manifest:full-path="Pictures/100014BA000002340000061BD7150C62877ABDA9.svg" manifest:media-type="image/svg+xml"/>
  <manifest:file-entry manifest:full-path="Pictures/100002010000005D000000C37408FAC9CF165BB5.png" manifest:media-type="image/png"/>
  <manifest:file-entry manifest:full-path="Pictures/10000201000000150000003B8D360324A45F0F1E.png" manifest:media-type="image/png"/>
  <manifest:file-entry manifest:full-path="Pictures/100002010000005D000000C381D4C0FCE4700AA2.png" manifest:media-type="image/png"/>
  <manifest:file-entry manifest:full-path="Pictures/100002010000005D000000C36DDDE3D4EB0F40B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Ubuntu Light" svg:font-family="'Ubuntu Light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2b2b2" draw:textarea-horizontal-align="justify" draw:textarea-vertical-align="middle" draw:auto-grow-height="false" fo:min-height="25.69cm" fo:min-width="3.437cm"/>
    </style:style>
    <style:style style:name="gr2" style:family="graphic" style:parent-style-name="standard">
      <style:graphic-properties draw:stroke="none" draw:fill-color="#b2b2b2" draw:textarea-horizontal-align="justify" draw:textarea-vertical-align="middle" draw:auto-grow-height="false" fo:min-height="3.814cm" fo:min-width="19.09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1.655cm" fo:min-width="0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004cm" fo:min-width="1.278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.004cm" fo:min-width="6.993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004cm" fo:min-width="7.293cm"/>
    </style:style>
    <style:style style:name="gr7" style:family="graphic" style:parent-style-name="standard">
      <style:graphic-properties draw:stroke="none" draw:fill-color="#ff9900" draw:textarea-vertical-align="middle" draw:auto-grow-height="false" fo:min-height="0.372cm" fo:min-width="1.335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none" draw:fill-color="#333300" draw:textarea-horizontal-align="justify" draw:textarea-vertical-align="middle" draw:auto-grow-height="false" fo:min-height="0.132cm" fo:min-width="0.898cm"/>
    </style:style>
    <style:style style:name="gr11" style:family="graphic" style:parent-style-name="standard">
      <style:graphic-properties draw:stroke="none" draw:fill-color="#333300" draw:textarea-horizontal-align="justify" draw:textarea-vertical-align="middle" draw:auto-grow-height="false" fo:min-height="0.132cm" fo:min-width="0.771cm"/>
    </style:style>
    <style:style style:name="gr12" style:family="graphic" style:parent-style-name="standard">
      <style:graphic-properties draw:stroke="none" draw:fill-color="#333300" draw:textarea-horizontal-align="justify" draw:textarea-vertical-align="middle" draw:auto-grow-height="false" fo:min-height="0.989cm" fo:min-width="0cm"/>
    </style:style>
    <style:style style:name="gr13" style:family="graphic" style:parent-style-name="standard">
      <style:graphic-properties draw:stroke="none" draw:fill="hatch" draw:fill-color="#ffffcc" draw:fill-hatch-name="Black_20_90_20_Degrees" draw:textarea-horizontal-align="justify" draw:textarea-vertical-align="middle" draw:auto-grow-height="false" fo:min-height="0.893cm" fo:min-width="3.43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10.799cm" fo:min-width="0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10.45cm" fo:min-width="0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1.274cm"/>
    </style:style>
    <style:style style:name="gr18" style:family="graphic" style:parent-style-name="standard">
      <style:graphic-properties draw:stroke="none" draw:fill-color="#ff9900" draw:textarea-vertical-align="middle" draw:auto-grow-height="false" fo:min-height="0.162cm" fo:min-width="0.586cm"/>
    </style:style>
    <style:style style:name="gr19" style:family="graphic" style:parent-style-name="objectwithoutfill">
      <style:graphic-properties draw:stroke="solid" draw:fill="none" draw:fill-color="#ccff00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1.02cm"/>
    </style:style>
    <style:style style:name="gr21" style:family="graphic" style:parent-style-name="standard">
      <style:graphic-properties draw:stroke="none" svg:stroke-color="#000000" draw:fill="none" draw:fill-color="#ffffff" fo:min-height="0.893cm"/>
    </style:style>
    <style:style style:name="gr22" style:family="graphic" style:parent-style-name="standard">
      <style:graphic-properties draw:stroke="none" draw:fill="hatch" draw:fill-color="#ffffcc" draw:fill-hatch-name="Black_20_90_20_Degrees" draw:textarea-horizontal-align="justify" draw:textarea-vertical-align="middle" draw:auto-grow-height="false" fo:min-height="0.893cm" fo:min-width="0.643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99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333300"/>
      <style:paragraph-properties fo:text-align="center"/>
    </style:style>
    <style:style style:name="P6" style:family="paragraph">
      <loext:graphic-properties draw:fill="hatch" draw:fill-color="#ffffcc" draw:fill-hatch-name="Black_20_90_20_Degrees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style:font-name="Ubuntu Light" fo:font-size="32pt" style:font-size-asian="32pt" style:font-size-complex="32pt"/>
    </style:style>
    <style:style style:name="P9" style:family="paragraph">
      <loext:graphic-properties draw:fill="none" draw:fill-color="#ccff00"/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style:font-name="Ubuntu Light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37cm" svg:height="25.94cm" svg:x="9.00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59cm" svg:height="4.064cm" svg:x="1cm" svg:y="12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54cm" svg:height="1.905cm" svg:x="12.938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54cm" svg:height="1.905cm" svg:x="8.62cm" svg:y="14.2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254cm" svg:x="10.928cm" svg:y="16.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254cm" svg:x="9.255cm" svg:y="11.7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493cm" svg:height="0.254cm" svg:x="12.938cm" svg:y="14.0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793cm" svg:height="0.254cm" svg:x="1.081cm" svg:y="14.0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794cm" svg:height="1.524cm" svg:x="2.143cm" svg:y="14.589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2.794cm" svg:height="1.524cm" draw:transform="rotate (-3.13338960610542) translate (19.564cm 13.821cm)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2.794cm" svg:height="1.524cm" draw:transform="rotate (-1.57323978774769) translate (10.676cm 3.023cm)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2.794cm" svg:height="1.524cm" draw:transform="rotate (1.57638138040128) translate (11.297cm 24.954cm)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name="traffic-lights_Clipart_svg_File.svg" draw:style-name="gr8" draw:text-style-name="P4" draw:layer="layout" svg:width="0.563cm" svg:height="1.562cm" svg:x="13.01cm" svg:y="16.329cm">
          <draw:image xlink:href="Pictures/100014BA000002340000061BD7150C62877ABDA9.svg" xlink:type="simple" xlink:show="embed" xlink:actuate="onLoad">
            <text:p/>
          </draw:image>
          <draw:image xlink:href="Pictures/10000201000000150000003B8D360324A45F0F1E.png" xlink:type="simple" xlink:show="embed" xlink:actuate="onLoad"/>
        </draw:frame>
        <draw:frame draw:name="traffic-lights_Clipart_svg_File.svg" draw:style-name="gr8" draw:text-style-name="P4" draw:layer="layout" svg:width="0.563cm" svg:height="1.562cm" draw:transform="rotate (1.55997528543253) translate (13.065cm 12.032cm)">
          <draw:image xlink:href="Pictures/100014BA000002340000061BD7150C62877ABDA9.svg" xlink:type="simple" xlink:show="embed" xlink:actuate="onLoad">
            <text:p/>
          </draw:image>
          <draw:image xlink:href="Pictures/10000201000000150000003B8D360324A45F0F1E.png" xlink:type="simple" xlink:show="embed" xlink:actuate="onLoad"/>
        </draw:frame>
        <draw:frame draw:name="traffic-lights_Clipart_svg_File.svg" draw:style-name="gr9" draw:text-style-name="P4" draw:layer="layout" svg:width="0.563cm" svg:height="1.562cm" draw:transform="rotate (-3.14159265358979) translate (8.874cm 12.087cm)">
          <draw:image xlink:href="Pictures/100014BA000002340000061BD7150C62877ABDA9.svg" xlink:type="simple" xlink:show="embed" xlink:actuate="onLoad">
            <text:p/>
          </draw:image>
          <draw:image xlink:href="Pictures/10000201000000150000003B8D360324A45F0F1E.png" xlink:type="simple" xlink:show="embed" xlink:actuate="onLoad"/>
        </draw:frame>
        <draw:frame draw:name="traffic-lights_Clipart_svg_File.svg" draw:style-name="gr9" draw:text-style-name="P4" draw:layer="layout" svg:width="0.563cm" svg:height="1.562cm" draw:transform="rotate (-1.56014981835773) translate (8.912cm 16.367cm)">
          <draw:image xlink:href="Pictures/100014BA000002340000061BD7150C62877ABDA9.svg" xlink:type="simple" xlink:show="embed" xlink:actuate="onLoad">
            <text:p/>
          </draw:image>
          <draw:image xlink:href="Pictures/10000201000000150000003B8D360324A45F0F1E.png" xlink:type="simple" xlink:show="embed" xlink:actuate="onLoad"/>
        </draw:frame>
        <draw:custom-shape draw:style-name="gr10" draw:text-style-name="P5" draw:layer="layout" svg:width="1.524cm" svg:height="0.508cm" svg:x="9.255cm" svg:y="11.133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1.397cm" svg:height="0.508cm" svg:x="11.287cm" svg:y="16.648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635cm" svg:height="1.397cm" svg:x="7.831cm" svg:y="14.589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635cm" svg:height="1.397cm" svg:x="13.319cm" svg:y="12.43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3.937cm" svg:height="1.143cm" svg:x="9.001cm" svg:y="19.1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3.937cm" svg:height="1.143cm" svg:x="9.001cm" svg:y="8.255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0.424cm" svg:height="0.889cm" svg:x="13.022cm" svg:y="18.907cm">
          <draw:image xlink:href="Pictures/100002010000005D000000C381D4C0FCE4700AA2.png" xlink:type="simple" xlink:show="embed" xlink:actuate="onLoad">
            <text:p/>
          </draw:image>
        </draw:frame>
        <draw:frame draw:style-name="gr8" draw:text-style-name="P4" draw:layer="layout" svg:width="0.424cm" svg:height="0.889cm" svg:x="8.45cm" svg:y="19.796cm">
          <draw:image xlink:href="Pictures/100002010000005D000000C36DDDE3D4EB0F40BB.png" xlink:type="simple" xlink:show="embed" xlink:actuate="onLoad">
            <text:p/>
          </draw:image>
        </draw:frame>
        <draw:frame draw:style-name="gr8" draw:text-style-name="P4" draw:layer="layout" svg:width="0.424cm" svg:height="0.889cm" svg:x="12.965cm" svg:y="8.874cm">
          <draw:image xlink:href="Pictures/100002010000005D000000C36DDDE3D4EB0F40BB.png" xlink:type="simple" xlink:show="embed" xlink:actuate="onLoad">
            <text:p/>
          </draw:image>
        </draw:frame>
        <draw:frame draw:style-name="gr8" draw:text-style-name="P4" draw:layer="layout" svg:width="0.424cm" svg:height="0.889cm" svg:x="8.466cm" svg:y="7.731cm">
          <draw:image xlink:href="Pictures/100002010000005D000000C36DDDE3D4EB0F40BB.png" xlink:type="simple" xlink:show="embed" xlink:actuate="onLoad">
            <text:p/>
          </draw:image>
        </draw:frame>
        <draw:custom-shape draw:style-name="gr14" draw:text-style-name="P2" draw:layer="layout" svg:width="0.254cm" svg:height="11.049cm" svg:x="10.906cm" svg:y="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254cm" svg:height="10.7cm" svg:x="10.906cm" svg:y="16.24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927cm" svg:height="1.11cm" draw:transform="rotate (-1.5707963267949) translate (20.088cm 1.417cm)">
          <draw:image xlink:href="Pictures/100008490000078800000457088A3AE1ACF79B3F.svg" xlink:type="simple" xlink:show="embed" xlink:actuate="onLoad">
            <text:p/>
          </draw:image>
          <draw:image xlink:href="Pictures/10000201000000490000002AB9BBBC101E03F99E.png" xlink:type="simple" xlink:show="embed" xlink:actuate="onLoad"/>
        </draw:frame>
      </draw:page>
      <draw:page draw:name="page2" draw:style-name="dp1" draw:master-page-name="Default">
        <draw:frame draw:style-name="gr17" draw:text-style-name="P8" draw:layer="layout" svg:width="17.907cm" svg:height="1.524cm" svg:x="2.016cm" svg:y="1.508cm">
          <draw:text-box>
            <text:p><text:span text:style-name="T1">Legend</text:span></text:p>
          </draw:text-box>
        </draw:frame>
        <draw:custom-shape draw:style-name="gr18" draw:text-style-name="P3" draw:layer="layout" svg:width="1.654cm" svg:height="1.01cm" draw:transform="rotate (1.57638138040128) translate (2.276cm 5.58cm)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19" draw:text-style-name="P9" draw:layer="layout" svg:x1="4.175cm" svg:y1="3.921cm" svg:x2="4.302cm" svg:y2="26.527cm">
          <text:p/>
        </draw:line>
        <draw:frame draw:style-name="gr20" draw:text-style-name="P10" draw:layer="layout" svg:width="7.747cm" svg:height="1.27cm" svg:x="4.683cm" svg:y="4.268cm">
          <draw:text-box>
            <text:p>Traffic direction</text:p>
          </draw:text-box>
        </draw:frame>
        <draw:frame draw:name="traffic-lights_Clipart_svg_File.svg" draw:style-name="gr8" draw:text-style-name="P4" draw:layer="layout" svg:width="0.563cm" svg:height="1.562cm" svg:x="2.596cm" svg:y="10.487cm">
          <draw:image xlink:href="Pictures/100014BA000002340000061BD7150C62877ABDA9.svg" xlink:type="simple" xlink:show="embed" xlink:actuate="onLoad">
            <text:p/>
          </draw:image>
          <draw:image xlink:href="Pictures/10000201000000150000003B8D360324A45F0F1E.png" xlink:type="simple" xlink:show="embed" xlink:actuate="onLoad"/>
        </draw:frame>
        <draw:frame draw:style-name="gr21" draw:text-style-name="P10" draw:layer="layout" svg:width="10.033cm" svg:height="1.143cm" svg:x="4.683cm" svg:y="10.652cm">
          <draw:text-box>
            <text:p>Stop light for cars</text:p>
          </draw:text-box>
        </draw:frame>
        <draw:custom-shape draw:style-name="gr22" draw:text-style-name="P6" draw:layer="layout" svg:width="1.143cm" svg:height="1.143cm" svg:x="2.27cm" svg:y="8.747cm">
          <text:p/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10.033cm" svg:height="1.143cm" svg:x="4.683cm" svg:y="8.747cm">
          <draw:text-box>
            <text:p>Pedestrian crossing</text:p>
          </draw:text-box>
        </draw:frame>
        <draw:custom-shape draw:style-name="gr12" draw:text-style-name="P5" draw:layer="layout" svg:width="0.635cm" svg:height="1.397cm" svg:x="2.531cm" svg:y="6.489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0" draw:layer="layout" svg:width="10.033cm" svg:height="1.143cm" svg:x="4.684cm" svg:y="6.653cm">
          <draw:text-box>
            <text:p>Sensor to detect cars waiting </text:p>
          </draw:text-box>
        </draw:frame>
        <draw:frame draw:style-name="gr8" draw:text-style-name="P4" draw:layer="layout" svg:width="0.424cm" svg:height="0.889cm" svg:x="2.651cm" svg:y="12.938cm">
          <draw:image xlink:href="Pictures/100002010000005D000000C37408FAC9CF165BB5.png" xlink:type="simple" xlink:show="embed" xlink:actuate="onLoad">
            <text:p/>
          </draw:image>
        </draw:frame>
        <draw:frame draw:style-name="gr21" draw:text-style-name="P10" draw:layer="layout" svg:width="10.033cm" svg:height="1.143cm" svg:x="4.684cm" svg:y="12.653cm">
          <draw:text-box>
            <text:p>Stop light for pedestrian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Ubuntu Light" svg:font-family="'Ubuntu Light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hatch draw:name="Black_20_90_20_Degrees" draw:display-name="Black 90 Degrees" draw:style="single" draw:color="#000000" draw:distance="0.102cm" draw:rotation="90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3T09:17:58.659753292</meta:creation-date>
    <dc:date>2016-06-03T10:44:02.342762214</dc:date>
    <meta:editing-duration>PT1H2M44S</meta:editing-duration>
    <meta:editing-cycles>4</meta:editing-cycles>
    <meta:generator>LibreOffice/5.0.6.3$Linux_X86_64 LibreOffice_project/00m0$Build-3</meta:generator>
    <meta:document-statistic meta:object-count="41"/>
  </office:meta>
</office:document-meta>
</file>